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Text_20_body">
      <style:text-properties officeooo:paragraph-rsid="01ba9a45"/>
    </style:style>
    <style:style style:name="P13" style:family="paragraph" style:parent-style-name="Text_20_body">
      <style:text-properties officeooo:paragraph-rsid="01bd176a"/>
    </style:style>
    <style:style style:name="P14" style:family="paragraph" style:parent-style-name="Text_20_body">
      <style:text-properties officeooo:paragraph-rsid="01bd1d7a"/>
    </style:style>
    <style:style style:name="P15" style:family="paragraph" style:parent-style-name="Text_20_body">
      <style:text-properties officeooo:paragraph-rsid="01c83ac2"/>
    </style:style>
    <style:style style:name="P16" style:family="paragraph" style:parent-style-name="Heading_20_2">
      <style:text-properties officeooo:paragraph-rsid="01c83ac2"/>
    </style:style>
    <style:style style:name="P17" style:family="paragraph" style:parent-style-name="No_20_Spacing">
      <style:text-properties fo:background-color="#ffff00" style:font-name-complex="Calibri2"/>
    </style:style>
    <style:style style:name="P18" style:family="paragraph" style:parent-style-name="Standard">
      <style:text-properties style:font-name="Calibri1" fo:font-size="11pt" fo:background-color="#ffff00" style:font-size-asian="11pt" style:font-name-complex="Calibri2" style:font-size-complex="11pt"/>
    </style:style>
    <style:style style:name="P19" style:family="paragraph" style:parent-style-name="No_20_Spacing">
      <style:text-properties fo:background-color="#ffff00"/>
    </style:style>
    <style:style style:name="P20" style:family="paragraph" style:parent-style-name="No_20_Spacing">
      <style:text-properties fo:background-color="transparent"/>
    </style:style>
    <style:style style:name="P21"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fo:background-color="#ffff00" loext:char-shading-value="0" style:font-name-complex="Calibri2"/>
    </style:style>
    <style:style style:name="T4" style:family="text">
      <style:text-properties style:font-name-complex="Calibri2" style:font-weight-complex="bold"/>
    </style:style>
    <style:style style:name="T5" style:family="text">
      <style:text-properties style:font-name="Calibri" fo:font-size="11pt" style:font-size-asian="11pt" style:font-name-complex="Calibri2" style:font-size-complex="11pt"/>
    </style:style>
    <style:style style:name="T6" style:family="text">
      <style:text-properties style:font-name="Calibri1" fo:font-size="11pt" style:font-size-asian="11pt" style:font-name-complex="Calibri2" style:font-size-complex="11pt"/>
    </style:style>
    <style:style style:name="T7" style:family="text">
      <style:text-properties style:font-name="Calibri1" fo:font-size="11pt" fo:background-color="#ffff00" loext:char-shading-value="0" style:font-size-asian="11pt" style:font-name-complex="Calibri2" style:font-size-complex="11pt"/>
    </style:style>
    <style:style style:name="T8" style:family="text">
      <style:text-properties style:font-name="Calibri1" fo:font-size="11pt" fo:background-color="transparent" loext:char-shading-value="0" style:font-size-asian="11pt" style:font-name-complex="Calibri2" style:font-size-complex="11pt"/>
    </style:style>
    <style:style style:name="T9"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0" style:family="text">
      <style:text-properties fo:background-color="#ffff00" loext:char-shading-value="0" style:font-name-complex="Calibri2" style:font-weight-complex="bold"/>
    </style:style>
    <style:style style:name="T11"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2">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2">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2">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3">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4">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4">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5">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P16"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11" loext:marker-style-name="T1"/>
      <text:p text:style-name="No_20_Spacing" loext:marker-style-name="T1"><text:span text:style-name="T1">T3B01 (D)</text:span><text:span text:style-name="T1"/></text:p>
      <text:p text:style-name="No_20_Spacing" loext:marker-style-name="T1"><text:span text:style-name="T1">What is the </text:span><text:span text:style-name="T3">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17">D. They are at right angles</text:p>
      <text:p text:style-name="No_20_Spacing" loext:marker-style-name="T1"><text:span text:style-name="T1">~~</text:span><text:span text:style-name="T1"/></text:p>
      <text:p text:style-name="P11" loext:marker-style-name="T1"/>
      <text:p text:style-name="No_20_Spacing" loext:marker-style-name="T1"><text:span text:style-name="T1">T3B02 (A)</text:span><text:span text:style-name="T1"/></text:p>
      <text:p text:style-name="No_20_Spacing" loext:marker-style-name="T1"><text:span text:style-name="T1">What </text:span><text:span text:style-name="T3">property of a radio wave defines its polarization?</text:span></text:p>
      <text:p text:style-name="P17">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3 (C)</text:span><text:span text:style-name="T1"/></text:p>
      <text:p text:style-name="No_20_Spacing" loext:marker-style-name="T1"><text:span text:style-name="T1">What are the </text:span><text:span text:style-name="T3">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17">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11" loext:marker-style-name="T1"/>
      <text:p text:style-name="No_20_Spacing" loext:marker-style-name="T4"><text:span text:style-name="T1">T3B04 (A)</text:span><text:span text:style-name="T4"/></text:p>
      <text:p text:style-name="No_20_Spacing" loext:marker-style-name="T1"><text:span text:style-name="T1">What is the </text:span><text:span text:style-name="T3">velocity of a radio wave</text:span><text:span text:style-name="T1"> traveling through free space?</text:span></text:p>
      <text:p text:style-name="P17">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5 (B)</text:span><text:span text:style-name="T1"/></text:p>
      <text:p text:style-name="No_20_Spacing" loext:marker-style-name="T1"><text:span text:style-name="T1">What is the </text:span><text:span text:style-name="T3">relationship between wavelength and frequency?</text:span></text:p>
      <text:p text:style-name="No_20_Spacing" loext:marker-style-name="T1"><text:span text:style-name="T1">A. Wavelength gets longer as frequency increases</text:span><text:span text:style-name="T1"/></text:p>
      <text:p text:style-name="P17">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3">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17">D. Wavelength in meters equals 300 divided by frequency in megahertz</text:p>
      <text:p text:style-name="No_20_Spacing" loext:marker-style-name="T1"><text:span text:style-name="T1">~~</text:span><text:span text:style-name="T1"/></text:p>
      <text:p text:style-name="P11" loext:marker-style-name="T1"/>
      <text:p text:style-name="No_20_Spacing" loext:marker-style-name="T1"><text:span text:style-name="T1">T3B07 (A)</text:span><text:span text:style-name="T1"/></text:p>
      <text:p text:style-name="P17">In addition to frequency, which of the following is used to identify amateur radio bands?</text:p>
      <text:p text:style-name="P17">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8 (B)</text:span><text:span text:style-name="T1"/></text:p>
      <text:p text:style-name="No_20_Spacing" loext:marker-style-name="T1"><text:span text:style-name="T1">What </text:span><text:span text:style-name="T3">frequency range</text:span><text:span text:style-name="T1"> is referred to as </text:span><text:span text:style-name="T3">VHF?</text:span></text:p>
      <text:p text:style-name="No_20_Spacing" loext:marker-style-name="T1"><text:span text:style-name="T1">A. 30 kHz to 300 kHz</text:span><text:span text:style-name="T1"/></text:p>
      <text:p text:style-name="P17">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9 (D)</text:span><text:span text:style-name="T1"/></text:p>
      <text:p text:style-name="No_20_Spacing" loext:marker-style-name="T1"><text:span text:style-name="T1">What </text:span><text:span text:style-name="T3">frequency range</text:span><text:span text:style-name="T1"> is referred to as </text:span><text:span text:style-name="T3">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17">D. 300 to 3000 MHz</text:p>
      <text:p text:style-name="No_20_Spacing" loext:marker-style-name="T1"><text:span text:style-name="T1">~~</text:span><text:span text:style-name="T1"/></text:p>
      <text:p text:style-name="P11" loext:marker-style-name="T1"/>
      <text:p text:style-name="No_20_Spacing" loext:marker-style-name="T1"><text:span text:style-name="T1">T3B10 (C)</text:span><text:span text:style-name="T1"/></text:p>
      <text:p text:style-name="No_20_Spacing" loext:marker-style-name="T1"><text:span text:style-name="T1">What </text:span><text:span text:style-name="T3">frequency range</text:span><text:span text:style-name="T1"> is referred to as </text:span><text:span text:style-name="T3">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17">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3">velocity of a radio wave</text:span><text:span text:style-name="T1"> in free space?</text:span></text:p>
      <text:p text:style-name="No_20_Spacing" loext:marker-style-name="T1"><text:span text:style-name="T1">A. 150,000 meters per second</text:span><text:span text:style-name="T1"/></text:p>
      <text:p text:style-name="P17">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11" loext:marker-style-name="T1"/>
      <text:p text:style-name="No_20_Spacing" loext:marker-style-name="T1"><text:span text:style-name="T1">T3C01 (C)</text:span><text:span text:style-name="T1"/></text:p>
      <text:p text:style-name="No_20_Spacing" loext:marker-style-name="T1"><text:span text:style-name="T1">Why are simplex </text:span><text:span text:style-name="T3">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17">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3">characteristic </text:span><text:bookmark-end text:name="_Hlk82009178"/><text:span text:style-name="T3">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17">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3">VHF signals received via auroral backscatter?</text:span></text:p>
      <text:p text:style-name="No_20_Spacing" loext:marker-style-name="T1"><text:span text:style-name="T1">A. They are often received from 10,000 miles or more</text:span><text:span text:style-name="T1"/></text:p>
      <text:p text:style-name="P17">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3">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17">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3">may allow radio signals to travel beyond obstructions</text:span><text:span text:style-name="T1"> between the transmitting and receiving stations?</text:span></text:p>
      <text:p text:style-name="P17">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3">over-the-horizon VHF and UHF communications to ranges of approximately 300 miles on a regular basis?</text:span></text:p>
      <text:p text:style-name="P17">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17">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8 (D)</text:span><text:span text:style-name="T1"/></text:p>
      <text:p text:style-name="P17">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17">D. Temperature inversions in the atmosphere</text:p>
      <text:p text:style-name="No_20_Spacing" loext:marker-style-name="T1"><text:span text:style-name="T1">~~</text:span><text:span text:style-name="T1"/></text:p>
      <text:p text:style-name="P11"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3">best time for long-distance 10 meter band propagation via the F region?</text:span></text:p>
      <text:p text:style-name="P17">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3">bands may provide long-distance communications via the ionosphere’s F region during the peak of the sunspot cycle?</text:span></text:p>
      <text:p text:style-name="No_20_Spacing" loext:marker-style-name="T1"><text:span text:style-name="T3">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1 (C)</text:span><text:span text:style-name="T1"/></text:p>
      <text:p text:style-name="No_20_Spacing" loext:marker-style-name="T1"><text:span text:style-name="T1">Why is the </text:span><text:span text:style-name="T3">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17">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11"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3">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17">D. 13.8 volts at 12 amperes</text:p>
      <text:p text:style-name="No_20_Spacing" loext:marker-style-name="T1"><text:span text:style-name="T1">~~</text:span><text:span text:style-name="T1"/></text:p>
      <text:p text:style-name="P11"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3">considered when selecting an accessory SWR meter?</text:span></text:p>
      <text:p text:style-name="P17">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3 (A)</text:span><text:span text:style-name="T1"/></text:p>
      <text:p text:style-name="No_20_Spacing" loext:marker-style-name="T1"><text:span text:style-name="T1">Why are </text:span><text:span text:style-name="T3">short, heavy-gauge wires</text:span><text:span text:style-name="T1"> used for a transceiver’s </text:span><text:span text:style-name="T3">DC power connection?</text:span></text:p>
      <text:p text:style-name="P17">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3">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17">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5 (A)</text:span><text:span text:style-name="T1"/></text:p>
      <text:p text:style-name="P17">Where should an RF power meter be installed?</text:p>
      <text:p text:style-name="P17">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3">signals</text:span><text:span text:style-name="T1"> are </text:span><text:span text:style-name="T3">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17">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11" loext:marker-style-name="T1"/>
      <text:p text:style-name="Standard" loext:marker-style-name="T5"><text:span text:style-name="T6">T4A07 (C)</text:span><text:span text:style-name="T6"/></text:p>
      <text:p text:style-name="Standard" loext:marker-style-name="T5"><text:span text:style-name="T6">Which of the following </text:span><text:span text:style-name="T7">connections</text:span><text:span text:style-name="T8"> is </text:span><text:span text:style-name="T7">made between a computer and a transceiver to use computer software when operating digital modes?</text:span></text:p>
      <text:p text:style-name="Standard" loext:marker-style-name="T5"><text:span text:style-name="T6">A. Computer “line out” to transceiver push-to-talk</text:span><text:span text:style-name="T6"/></text:p>
      <text:p text:style-name="Standard" loext:marker-style-name="T5"><text:span text:style-name="T6">B. Computer “line in” to transceiver push-to-talk</text:span><text:span text:style-name="T6"/></text:p>
      <text:p text:style-name="P18">C. Computer “line in” to transceiver speaker connector</text:p>
      <text:p text:style-name="Standard" loext:marker-style-name="T5"><text:span text:style-name="T6">D. Computer “line out” to transceiver speaker connector</text:span><text:span text:style-name="T6"/></text:p>
      <text:p text:style-name="No_20_Spacing" loext:marker-style-name="T1"><text:span text:style-name="T1">~~</text:span><text:span text:style-name="T1"/></text:p>
      <text:p text:style-name="P11"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3">conductors</text:span><text:span text:style-name="T1"> is </text:span><text:span text:style-name="T3">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17">D. Flat copper strap</text:p>
      <text:p text:style-name="No_20_Spacing" loext:marker-style-name="T1"><text:span text:style-name="T1">~~</text:span><text:span text:style-name="T1"/></text:p>
      <text:p text:style-name="P11" loext:marker-style-name="T1"/>
      <text:p text:style-name="No_20_Spacing" loext:marker-style-name="T1"><text:span text:style-name="T1">T4A09 (B)</text:span><text:span text:style-name="T1"/></text:p>
      <text:p text:style-name="No_20_Spacing" loext:marker-style-name="T1"><text:span text:style-name="T1">How can you </text:span><text:span text:style-name="T3">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17">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0 (A)</text:span><text:span text:style-name="T1"/></text:p>
      <text:p text:style-name="No_20_Spacing" loext:marker-style-name="T1"><text:span text:style-name="T1">What </text:span><text:span text:style-name="T3">function</text:span><text:span text:style-name="T1"> is </text:span><text:span text:style-name="T3">performed with a transceiver and a digital mode hot spot?</text:span></text:p>
      <text:p text:style-name="P17">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1 (A)</text:span><text:span text:style-name="T1"/></text:p>
      <text:p text:style-name="No_20_Spacing" loext:marker-style-name="T1"><text:span text:style-name="T1">Where should the </text:span><text:span text:style-name="T3">negative power return of a mobile transceiver be connected in a vehicle?</text:span></text:p>
      <text:p text:style-name="P17">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4A12 (C)</text:span><text:span text:style-name="T1"/></text:p>
      <text:p text:style-name="P17">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17">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11" loext:marker-style-name="T1"/>
      <text:p text:style-name="No_20_Spacing" loext:marker-style-name="T1"><text:span text:style-name="T1">T4B01 (B)</text:span><text:span text:style-name="T1"/></text:p>
      <text:p text:style-name="No_20_Spacing" loext:marker-style-name="T1"><text:span text:style-name="T1">What is the </text:span><text:span text:style-name="T3">effect of excessive microphone gain on SSB transmissions?</text:span></text:p>
      <text:p text:style-name="No_20_Spacing" loext:marker-style-name="T1"><text:span text:style-name="T1">A. Frequency instability</text:span><text:span text:style-name="T1"/></text:p>
      <text:p text:style-name="P17">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3">used to enter a transceiver’s operating frequency?</text:span></text:p>
      <text:p text:style-name="P17">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3 (A)</text:span><text:span text:style-name="T1"/></text:p>
      <text:p text:style-name="No_20_Spacing" loext:marker-style-name="T1"><text:span text:style-name="T1">How is </text:span><text:span text:style-name="T3">squelch adjusted so that a weak FM signal can be heard?</text:span></text:p>
      <text:p text:style-name="P17">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3">quick access to a favorite frequency or channel</text:span><text:span text:style-name="T1"> on your transceiver?</text:span></text:p>
      <text:p text:style-name="No_20_Spacing" loext:marker-style-name="T1"><text:span text:style-name="T1">A. Enable the frequency offset</text:span><text:span text:style-name="T1"/></text:p>
      <text:p text:style-name="P17">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5 (C)</text:span><text:span text:style-name="T1"/></text:p>
      <text:p text:style-name="No_20_Spacing" loext:marker-style-name="T1"><text:span text:style-name="T1">What does the </text:span><text:span text:style-name="T3">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17">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3">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17">D. The RIT or Clarifier</text:p>
      <text:p text:style-name="No_20_Spacing" loext:marker-style-name="T1"><text:span text:style-name="T1">~~</text:span><text:span text:style-name="T1"/></text:p>
      <text:p text:style-name="P11" loext:marker-style-name="T1"/>
      <text:p text:style-name="No_20_Spacing" loext:marker-style-name="T1"><text:span text:style-name="T1">T4B07 (B)</text:span><text:span text:style-name="T1"/></text:p>
      <text:p text:style-name="P19"><text:span text:style-name="T2">What does a </text:span><text:span text:style-name="T1">DMR “code plug” contain?</text:span></text:p>
      <text:p text:style-name="No_20_Spacing" loext:marker-style-name="T1"><text:span text:style-name="T1">A. Your call sign in CW for automatic identification</text:span><text:span text:style-name="T1"/></text:p>
      <text:p text:style-name="P17">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8 (B)</text:span><text:span text:style-name="T1"/></text:p>
      <text:p text:style-name="No_20_Spacing" loext:marker-style-name="T1"><text:span text:style-name="T1">What is the </text:span><text:span text:style-name="T3">advantage of</text:span><text:span text:style-name="T1"> having </text:span><text:span text:style-name="T3">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17">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3">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17">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3">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17">C. 2400 Hz</text:p>
      <text:p text:style-name="No_20_Spacing" loext:marker-style-name="T1"><text:span text:style-name="T1">D. 5000 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3">must be programmed into a D-STAR</text:span><text:span text:style-name="T1"> digital transceiver </text:span><text:span text:style-name="T3">before transmitting?</text:span></text:p>
      <text:p text:style-name="P17">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3">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17">D. Distortion of the signal’s audio</text:p>
      <text:p text:style-name="No_20_Spacing" loext:marker-style-name="T1"><text:span text:style-name="T1">~~</text:span><text:bookmark-end text:name="_MailOriginal"/><text:span text:style-name="T1"/></text:p>
      <text:p text:style-name="P11" loext:marker-style-name="T1"/>
      <text:p text:style-name="P11"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11" loext:marker-style-name="T1"/>
      <text:p text:style-name="No_20_Spacing" loext:marker-style-name="T1"><text:span text:style-name="T1">T5A01 (D)</text:span><text:span text:style-name="T1"/></text:p>
      <text:p text:style-name="No_20_Spacing" loext:marker-style-name="T1"><text:span text:style-name="T3">Electrical current</text:span><text:span text:style-name="T1"> is measured in which of the following </text:span><text:span text:style-name="T3">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17">D. Amperes</text:p>
      <text:p text:style-name="No_20_Spacing" loext:marker-style-name="T1"><text:span text:style-name="T1">~~</text:span><text:span text:style-name="T1"/></text:p>
      <text:p text:style-name="P11" loext:marker-style-name="T1"/>
      <text:p text:style-name="No_20_Spacing" loext:marker-style-name="T1"><text:span text:style-name="T1">T5A02 (B)</text:span><text:span text:style-name="T1"/></text:p>
      <text:p text:style-name="No_20_Spacing" loext:marker-style-name="T1"><text:span text:style-name="T3">Electrical power</text:span><text:span text:style-name="T1"> is measured in which of the following </text:span><text:span text:style-name="T3">units?</text:span></text:p>
      <text:p text:style-name="No_20_Spacing" loext:marker-style-name="T1"><text:span text:style-name="T1">A. Volts</text:span><text:span text:style-name="T1"/></text:p>
      <text:p text:style-name="P17">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3">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3">D. Curren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5A04 (C)</text:span><text:span text:style-name="T1"/></text:p>
      <text:p text:style-name="No_20_Spacing" loext:marker-style-name="T1"><text:span text:style-name="T1">What are the </text:span><text:span text:style-name="T3">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17">C. Ohms</text:p>
      <text:p text:style-name="No_20_Spacing" loext:marker-style-name="T1"><text:span text:style-name="T1">D. Coulomb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3">force that causes electron flow?</text:span></text:p>
      <text:p text:style-name="P17">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3">unit of frequency?</text:span></text:p>
      <text:p text:style-name="P17">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7 (B)</text:span><text:span text:style-name="T1"/></text:p>
      <text:p text:style-name="No_20_Spacing" loext:marker-style-name="T1"><text:span text:style-name="T3">Why are metals generally good conductors</text:span><text:span text:style-name="T1"> of electricity?</text:span></text:p>
      <text:p text:style-name="No_20_Spacing" loext:marker-style-name="T1"><text:span text:style-name="T1">A. They have relatively high density</text:span><text:span text:style-name="T1"/></text:p>
      <text:p text:style-name="P17">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3">a good electrical insulator?</text:span></text:p>
      <text:p text:style-name="No_20_Spacing" loext:marker-style-name="T1"><text:span text:style-name="T1">A. Copper</text:span><text:span text:style-name="T1"/></text:p>
      <text:p text:style-name="P17">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3">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17">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3">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17">C. Power</text:p>
      <text:p text:style-name="No_20_Spacing" loext:marker-style-name="T1"><text:span text:style-name="T1">D. Volt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1 (D)</text:span><text:span text:style-name="T1"/></text:p>
      <text:p text:style-name="No_20_Spacing" loext:marker-style-name="T1"><text:span text:style-name="T1">What </text:span><text:span text:style-name="T3">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17">D. All these choices are correct</text:p>
      <text:p text:style-name="No_20_Spacing" loext:marker-style-name="T1"><text:span text:style-name="T1">~~</text:span><text:span text:style-name="T1"/></text:p>
      <text:p text:style-name="P11"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3">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17">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11" loext:marker-style-name="T1"/>
      <text:p text:style-name="No_20_Spacing" loext:marker-style-name="T1"><text:span text:style-name="T1">T5B01 (C)</text:span><text:span text:style-name="T1"/></text:p>
      <text:p text:style-name="No_20_Spacing" loext:marker-style-name="T1"><text:span text:style-name="T1">How many </text:span><text:span text:style-name="T3">milliamperes</text:span><text:span text:style-name="T2"> is </text:span><text:span text:style-name="T3">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3">1,500,000 hertz?</text:span></text:p>
      <text:p text:style-name="P17">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3 (C)</text:span><text:span text:style-name="T1"/></text:p>
      <text:p text:style-name="No_20_Spacing" loext:marker-style-name="T1"><text:span text:style-name="T1">Which is equal to </text:span><text:span text:style-name="T3">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17">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4 (A)</text:span><text:span text:style-name="T1"/></text:p>
      <text:p text:style-name="No_20_Spacing" loext:marker-style-name="T1"><text:span text:style-name="T1">Which is equal to </text:span><text:span text:style-name="T3">one microvolt?</text:span></text:p>
      <text:p text:style-name="P17">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5 (B)</text:span><text:span text:style-name="T1"/></text:p>
      <text:p text:style-name="No_20_Spacing" loext:marker-style-name="T1"><text:span text:style-name="T1">Which is equal to </text:span><text:span text:style-name="T3">500 milliwatts?</text:span></text:p>
      <text:p text:style-name="No_20_Spacing" loext:marker-style-name="T1"><text:span text:style-name="T1">A. 0.02 watts</text:span><text:span text:style-name="T1"/></text:p>
      <text:p text:style-name="P17">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6 (D)</text:span><text:span text:style-name="T1"/></text:p>
      <text:p text:style-name="No_20_Spacing" loext:marker-style-name="T1"><text:span text:style-name="T1">Which is equal to </text:span><text:span text:style-name="T3">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17">D. 3 amperes</text:p>
      <text:p text:style-name="No_20_Spacing" loext:marker-style-name="T1"><text:span text:style-name="T1">~~</text:span><text:span text:style-name="T1"/></text:p>
      <text:p text:style-name="P11" loext:marker-style-name="T1"/>
      <text:p text:style-name="No_20_Spacing" loext:marker-style-name="T1"><text:span text:style-name="T1">T5B07 (C)</text:span><text:span text:style-name="T1"/></text:p>
      <text:p text:style-name="No_20_Spacing" loext:marker-style-name="T1"><text:span text:style-name="T1">Which is equal to </text:span><text:span text:style-name="T3">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17">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5B08 (B)</text:span><text:span text:style-name="T1"/></text:p>
      <text:p text:style-name="No_20_Spacing" loext:marker-style-name="T1"><text:span text:style-name="T1">Which is equal to </text:span><text:span text:style-name="T3">1,000,000 picofarads?</text:span></text:p>
      <text:p text:style-name="No_20_Spacing" loext:marker-style-name="T1"><text:span text:style-name="T1">A. 0.001 microfarads</text:span><text:span text:style-name="T1"/></text:p>
      <text:p text:style-name="P17">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3">power increase from 5 watts to 10 watts?</text:span></text:p>
      <text:p text:style-name="No_20_Spacing" loext:marker-style-name="T1"><text:span text:style-name="T1">A. 2 dB</text:span><text:span text:style-name="T1"/></text:p>
      <text:p text:style-name="P17">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3">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17">C. -6 dB</text:p>
      <text:p text:style-name="No_20_Spacing" loext:marker-style-name="T1"><text:span text:style-name="T1">D. -9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3">power increase from 20 watts to 200 watts?</text:span></text:p>
      <text:p text:style-name="P17">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3">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17">D. 28.400 MHz</text:p>
      <text:p text:style-name="No_20_Spacing" loext:marker-style-name="T1"><text:span text:style-name="T1">~~</text:span><text:span text:style-name="T1"/></text:p>
      <text:p text:style-name="P11" loext:marker-style-name="T1"/>
      <text:p text:style-name="No_20_Spacing" loext:marker-style-name="T1"><text:span text:style-name="T1">T5B13 (C)</text:span><text:span text:style-name="T1"/></text:p>
      <text:p text:style-name="No_20_Spacing" loext:marker-style-name="T1"><text:span text:style-name="T1">Which is equal to </text:span><text:span text:style-name="T3">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17">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11" loext:marker-style-name="T1"/>
      <text:p text:style-name="No_20_Spacing" loext:marker-style-name="T1"><text:span text:style-name="T1">T5C01 (D)</text:span><text:span text:style-name="T1"/></text:p>
      <text:p text:style-name="No_20_Spacing" loext:marker-style-name="T1"><text:span text:style-name="T1">What describes the </text:span><text:span text:style-name="T3">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17">D. Capacitance</text:p>
      <text:p text:style-name="No_20_Spacing" loext:marker-style-name="T1"><text:span text:style-name="T1">~~</text:span><text:span text:style-name="T1"/></text:p>
      <text:p text:style-name="P11" loext:marker-style-name="T1"/>
      <text:p text:style-name="No_20_Spacing" loext:marker-style-name="T1"><text:span text:style-name="T1">T5C02 (A)</text:span><text:span text:style-name="T1"/></text:p>
      <text:p text:style-name="No_20_Spacing" loext:marker-style-name="T1"><text:span text:style-name="T1">What is the </text:span><text:span text:style-name="T3">unit of capacitance?</text:span></text:p>
      <text:p text:style-name="P17">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3 (D)</text:span><text:span text:style-name="T1"/></text:p>
      <text:p text:style-name="No_20_Spacing" loext:marker-style-name="T1"><text:span text:style-name="T1">What describes the </text:span><text:span text:style-name="T3">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17">D. Inductance</text:p>
      <text:p text:style-name="No_20_Spacing" loext:marker-style-name="T1"><text:span text:style-name="T1">~~</text:span><text:span text:style-name="T1"/></text:p>
      <text:p text:style-name="P11" loext:marker-style-name="T1"/>
      <text:p text:style-name="No_20_Spacing" loext:marker-style-name="T1"><text:span text:style-name="T1">T5C04 (C)</text:span><text:span text:style-name="T1"/></text:p>
      <text:p text:style-name="No_20_Spacing" loext:marker-style-name="T1"><text:span text:style-name="T1">What is the </text:span><text:span text:style-name="T3">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17">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5 (D)</text:span><text:span text:style-name="T1"/></text:p>
      <text:p text:style-name="No_20_Spacing" loext:marker-style-name="T1"><text:span text:style-name="T1">What is the </text:span><text:span text:style-name="T3">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17">D. The ohm</text:p>
      <text:p text:style-name="No_20_Spacing" loext:marker-style-name="T1"><text:span text:style-name="T1">~~</text:span><text:span text:style-name="T1"/></text:p>
      <text:p text:style-name="P11"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3">abbreviation “RF”</text:span><text:span text:style-name="T1"> mean? </text:span></text:p>
      <text:p text:style-name="P17">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7 (D)</text:span><text:span text:style-name="T1"/></text:p>
      <text:p text:style-name="No_20_Spacing" loext:marker-style-name="T1"><text:span text:style-name="T1">What is the </text:span><text:span text:style-name="T3">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17">D. MHz</text:p>
      <text:p text:style-name="No_20_Spacing" loext:marker-style-name="T1"><text:span text:style-name="T1">~~</text:span><text:span text:style-name="T1"/></text:p>
      <text:p text:style-name="P11"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3">calculate electrical power</text:span><text:span text:style-name="T1"> (P) in a DC circuit?</text:span></text:p>
      <text:p text:style-name="P19"><text:span text:style-name="T1">A. P = I </text:span><text:span text:style-name="T9"></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9 (A)</text:span><text:span text:style-name="T1"/></text:p>
      <text:p text:style-name="No_20_Spacing" loext:marker-style-name="T1"><text:span text:style-name="T1">How much </text:span><text:span text:style-name="T3">power</text:span><text:span text:style-name="T1"> is delivered by a voltage of </text:span><text:span text:style-name="T3">13.8 volts DC</text:span><text:span text:style-name="T1"> and a current of </text:span><text:span text:style-name="T3">10 amperes?</text:span></text:p>
      <text:p text:style-name="P17">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0 (B)</text:span><text:span text:style-name="T1"/></text:p>
      <text:p text:style-name="No_20_Spacing" loext:marker-style-name="T1"><text:span text:style-name="T1">How much </text:span><text:span text:style-name="T3">power</text:span><text:span text:style-name="T1"> is delivered by a voltage of </text:span><text:span text:style-name="T3">12 volts DC</text:span><text:span text:style-name="T1"> and a current of </text:span><text:span text:style-name="T3">2.5 amperes?</text:span></text:p>
      <text:p text:style-name="No_20_Spacing" loext:marker-style-name="T1"><text:span text:style-name="T1">A. 4.8 watts</text:span><text:span text:style-name="T1"/></text:p>
      <text:p text:style-name="P17">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1 (B)</text:span><text:span text:style-name="T1"/></text:p>
      <text:p text:style-name="No_20_Spacing" loext:marker-style-name="T1"><text:span text:style-name="T1">How much </text:span><text:span text:style-name="T3">current</text:span><text:span text:style-name="T1"> is </text:span><text:span text:style-name="T3">required</text:span><text:span text:style-name="T1"> to deliver </text:span><text:span text:style-name="T3">120 watts at</text:span><text:span text:style-name="T1"> a voltage of </text:span><text:span text:style-name="T3">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3">impedance?</text:span><text:span text:style-name="T1"> </text:span></text:p>
      <text:p text:style-name="P17">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3 (D)</text:span><text:span text:style-name="T1"/></text:p>
      <text:p text:style-name="No_20_Spacing" loext:marker-style-name="T1"><text:span text:style-name="T1">What is the </text:span><text:span text:style-name="T3">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17">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11"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3">calculate current in a circuit?</text:span></text:p>
      <text:p text:style-name="No_20_Spacing" loext:marker-style-name="T1"><text:span text:style-name="T1">A. I = E </text:span><text:span text:style-name="T9"></text:span><text:span text:style-name="T1"> R</text:span></text:p>
      <text:p text:style-name="P17">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3">calculate voltage in a circuit?</text:span></text:p>
      <text:p text:style-name="P17">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3">calculate resistance in a circuit?</text:span></text:p>
      <text:p text:style-name="No_20_Spacing" loext:marker-style-name="T1"><text:span text:style-name="T1">A. R = E x I</text:span><text:span text:style-name="T1"/></text:p>
      <text:p text:style-name="P17">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4 (B)</text:span><text:span text:style-name="T1"/></text:p>
      <text:p text:style-name="No_20_Spacing" loext:marker-style-name="T1"><text:span text:style-name="T1">What is the </text:span><text:span text:style-name="T3">resistance</text:span><text:span text:style-name="T1"> of a circuit in which a current of </text:span><text:span text:style-name="T3">3 amperes</text:span><text:span text:style-name="T1"> flows when connected to </text:span><text:span text:style-name="T3">90 volts?</text:span></text:p>
      <text:p text:style-name="No_20_Spacing" loext:marker-style-name="T1"><text:span text:style-name="T1">A. 3 ohms</text:span><text:span text:style-name="T1"/></text:p>
      <text:p text:style-name="P17">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5 (C)</text:span><text:span text:style-name="T1"/></text:p>
      <text:p text:style-name="No_20_Spacing" loext:marker-style-name="T1"><text:span text:style-name="T1">What is the </text:span><text:span text:style-name="T3">resistance</text:span><text:span text:style-name="T1"> of a circuit for which the applied voltage is </text:span><text:span text:style-name="T3">12 volts</text:span><text:span text:style-name="T1"> and the current flow is </text:span><text:span text:style-name="T3">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17">C. 8 ohms</text:p>
      <text:p text:style-name="No_20_Spacing" loext:marker-style-name="T1"><text:span text:style-name="T1">D. 13.5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6 (A)</text:span><text:span text:style-name="T1"/></text:p>
      <text:p text:style-name="No_20_Spacing" loext:marker-style-name="T1"><text:span text:style-name="T1">What is the </text:span><text:span text:style-name="T3">resistance</text:span><text:span text:style-name="T1"> of a circuit that draws </text:span><text:span text:style-name="T3">4 amperes</text:span><text:span text:style-name="T1"> from a </text:span><text:span text:style-name="T3">12-volt</text:span><text:span text:style-name="T1"> source?</text:span></text:p>
      <text:p text:style-name="P17"><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7 (D)</text:span><text:span text:style-name="T1"/></text:p>
      <text:p text:style-name="No_20_Spacing" loext:marker-style-name="T1"><text:span text:style-name="T1">What is the </text:span><text:span text:style-name="T3">current</text:span><text:span text:style-name="T1"> in a circuit with an applied voltage of </text:span><text:span text:style-name="T3">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17">D. 1.5 amperes</text:p>
      <text:p text:style-name="No_20_Spacing" loext:marker-style-name="T1"><text:span text:style-name="T1">~~</text:span><text:span text:style-name="T1"/></text:p>
      <text:p text:style-name="P11" loext:marker-style-name="T1"/>
      <text:p text:style-name="No_20_Spacing" loext:marker-style-name="T1"><text:span text:style-name="T1">T5D08 (C)</text:span><text:span text:style-name="T1"/></text:p>
      <text:p text:style-name="No_20_Spacing" loext:marker-style-name="T1"><text:span text:style-name="T1">What is the </text:span><text:span text:style-name="T3">current</text:span><text:span text:style-name="T1"> through a </text:span><text:span text:style-name="T3">100-ohm</text:span><text:span text:style-name="T1"> resistor connected across </text:span><text:span text:style-name="T3">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17">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9 (C)</text:span><text:span text:style-name="T1"/></text:p>
      <text:p text:style-name="No_20_Spacing" loext:marker-style-name="T1"><text:span text:style-name="T1">What is the </text:span><text:span text:style-name="T3">current</text:span><text:span text:style-name="T1"> through a </text:span><text:span text:style-name="T3">24-ohm</text:span><text:span text:style-name="T1"> resistor connected across </text:span><text:span text:style-name="T3">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17">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0 (A)</text:span><text:span text:style-name="T1"/></text:p>
      <text:p text:style-name="No_20_Spacing" loext:marker-style-name="T1"><text:span text:style-name="T1">What is the </text:span><text:span text:style-name="T3">voltage</text:span><text:span text:style-name="T1"> across a </text:span><text:span text:style-name="T3">2-ohm</text:span><text:span text:style-name="T1"> resistor if a current of </text:span><text:span text:style-name="T3">0.5 amperes</text:span><text:span text:style-name="T1"> flows through it?</text:span></text:p>
      <text:p text:style-name="P17">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1 (B)</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1 ampere</text:span><text:span text:style-name="T1"> flows through it?</text:span></text:p>
      <text:p text:style-name="No_20_Spacing" loext:marker-style-name="T1"><text:span text:style-name="T1">A. 1 volt</text:span><text:span text:style-name="T1"/></text:p>
      <text:p text:style-name="P17">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17">D. 20 volts</text:p>
      <text:p text:style-name="No_20_Spacing" loext:marker-style-name="T1"><text:span text:style-name="T1">~~</text:span><text:span text:style-name="T1"/></text:p>
      <text:p text:style-name="P11"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3">DC current the same through all components?</text:span></text:p>
      <text:p text:style-name="P17">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3">voltage the same across all components?</text:span></text:p>
      <text:p text:style-name="No_20_Spacing" loext:marker-style-name="T1"><text:span text:style-name="T1">A. Series</text:span><text:span text:style-name="T1"/></text:p>
      <text:p text:style-name="P17">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11"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3">opposes the flow of current in a DC circuit?</text:span></text:p>
      <text:p text:style-name="No_20_Spacing" loext:marker-style-name="T1"><text:span text:style-name="T1">A. Inductor</text:span><text:span text:style-name="T1"/></text:p>
      <text:p text:style-name="P17">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2 (C)</text:span><text:span text:style-name="T1"/></text:p>
      <text:p text:style-name="No_20_Spacing" loext:marker-style-name="T1"><text:span text:style-name="T1">What type of </text:span><text:span text:style-name="T3">component</text:span><text:span text:style-name="T1"> is often used as an </text:span><text:span text:style-name="T3">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17">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3 (B)</text:span><text:span text:style-name="T1"/></text:p>
      <text:p text:style-name="No_20_Spacing" loext:marker-style-name="T1"><text:span text:style-name="T1">What </text:span><text:span text:style-name="T3">electrical parameter is controlled by a potentiometer?</text:span></text:p>
      <text:p text:style-name="No_20_Spacing" loext:marker-style-name="T1"><text:span text:style-name="T1">A. Inductance</text:span><text:span text:style-name="T1"/></text:p>
      <text:p text:style-name="P17">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4 (B)</text:span><text:span text:style-name="T1"/></text:p>
      <text:p text:style-name="No_20_Spacing" loext:marker-style-name="T1"><text:span text:style-name="T1">What electrical </text:span><text:span text:style-name="T3">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17">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3">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17">D. Capacitor</text:p>
      <text:p text:style-name="No_20_Spacing" loext:marker-style-name="T1"><text:span text:style-name="T1">~~</text:span><text:span text:style-name="T1"/></text:p>
      <text:p text:style-name="P11"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3">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17">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7 (D)</text:span><text:span text:style-name="T1"/></text:p>
      <text:p text:style-name="No_20_Spacing" loext:marker-style-name="T1"><text:span text:style-name="T1">What electrical </text:span><text:span text:style-name="T3">component</text:span><text:span text:style-name="T1"> is typically constructed as a </text:span><text:span text:style-name="T3">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17">D. Inductor</text:p>
      <text:p text:style-name="No_20_Spacing" loext:marker-style-name="T1"><text:span text:style-name="T1">~~</text:span><text:span text:style-name="T1"/></text:p>
      <text:p text:style-name="P11" loext:marker-style-name="T1"/>
      <text:p text:style-name="No_20_Spacing" loext:marker-style-name="T1"><text:span text:style-name="T1">T6A08 (C)</text:span><text:span text:style-name="T1"/></text:p>
      <text:p text:style-name="No_20_Spacing" loext:marker-style-name="T1"><text:span text:style-name="T1">What is the </text:span><text:span text:style-name="T3">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17">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3">protect other circuit components from current overloads?</text:span></text:p>
      <text:p text:style-name="P17">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3">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3">not rechargeable?</text:span></text:p>
      <text:p text:style-name="No_20_Spacing" loext:marker-style-name="T1"><text:span text:style-name="T1">A. Nickel-cadmium</text:span><text:span text:style-name="T1"/></text:p>
      <text:p text:style-name="P17">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11" loext:marker-style-name="T1"/>
      <text:p text:style-name="No_20_Spacing" loext:marker-style-name="T1"><text:span text:style-name="T1">T6B01 (A)</text:span><text:span text:style-name="T1"/></text:p>
      <text:p text:style-name="No_20_Spacing" loext:marker-style-name="T1"><text:span text:style-name="T1">Which is true about </text:span><text:span text:style-name="T3">forward voltage drop in a diode?</text:span></text:p>
      <text:p text:style-name="P17">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2 (C)</text:span><text:span text:style-name="T1"/></text:p>
      <text:p text:style-name="No_20_Spacing" loext:marker-style-name="T1"><text:span text:style-name="T1">What electronic </text:span><text:span text:style-name="T3">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17">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3">can be used as an electronic switch?</text:span></text:p>
      <text:p text:style-name="No_20_Spacing" loext:marker-style-name="T1"><text:span text:style-name="T1">A. Varistor</text:span><text:span text:style-name="T1"/></text:p>
      <text:p text:style-name="P17">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3">three regions of semiconductor material?</text:span></text:p>
      <text:p text:style-name="No_20_Spacing" loext:marker-style-name="T1"><text:span text:style-name="T1">A. Alternator</text:span><text:span text:style-name="T1"/></text:p>
      <text:p text:style-name="P17">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5 (B)</text:span><text:span text:style-name="T1"/></text:p>
      <text:p text:style-name="No_20_Spacing" loext:marker-style-name="T1"><text:span text:style-name="T1">What type of </text:span><text:span text:style-name="T3">transistor</text:span><text:span text:style-name="T1"> has a </text:span><text:span text:style-name="T3">gate, drain, and source?</text:span></text:p>
      <text:p text:style-name="No_20_Spacing" loext:marker-style-name="T1"><text:span text:style-name="T1">A. Varistor</text:span><text:span text:style-name="T1"/></text:p>
      <text:p text:style-name="P17">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3">cathode</text:span><text:span text:style-name="T1"> lead of a semiconductor </text:span><text:span text:style-name="T3">diode</text:span><text:span text:style-name="T1"> often </text:span><text:span text:style-name="T3">marked</text:span><text:span text:style-name="T1"> on the package?</text:span></text:p>
      <text:p text:style-name="No_20_Spacing" loext:marker-style-name="T1"><text:span text:style-name="T1">A. With the word "cathode"</text:span><text:span text:style-name="T1"/></text:p>
      <text:p text:style-name="P17">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7 (A)</text:span><text:span text:style-name="T1"/></text:p>
      <text:p text:style-name="No_20_Spacing" loext:marker-style-name="T1"><text:span text:style-name="T1">What </text:span><text:span text:style-name="T3">causes a light-emitting diode (LED) to emit light?</text:span></text:p>
      <text:p text:style-name="P17">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8 (D)</text:span><text:span text:style-name="T1"/></text:p>
      <text:p text:style-name="No_20_Spacing" loext:marker-style-name="T1"><text:span text:style-name="T1">What does the </text:span><text:span text:style-name="T3">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17">D. Field Effect Transistor</text:p>
      <text:p text:style-name="No_20_Spacing" loext:marker-style-name="T1"><text:span text:style-name="T1">~~</text:span><text:span text:style-name="T1"/></text:p>
      <text:p text:style-name="P11" loext:marker-style-name="T1"/>
      <text:p text:style-name="No_20_Spacing" loext:marker-style-name="T1"><text:span text:style-name="T1">T6B09 (C)</text:span><text:span text:style-name="T1"/></text:p>
      <text:p text:style-name="No_20_Spacing" loext:marker-style-name="T1"><text:span text:style-name="T1">What are the </text:span><text:span text:style-name="T3">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17">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3">can provide power gain?</text:span></text:p>
      <text:p text:style-name="No_20_Spacing" loext:marker-style-name="T1"><text:span text:style-name="T1">A. Transformer</text:span><text:span text:style-name="T1"/></text:p>
      <text:p text:style-name="P17">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3">describes a device's ability to amplify a signal?</text:span></text:p>
      <text:p text:style-name="P17">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3">electrodes of a bipolar junction transistor?</text:span></text:p>
      <text:p text:style-name="No_20_Spacing" loext:marker-style-name="T1"><text:span text:style-name="T1">A. Signal, bias, power</text:span><text:span text:style-name="T1"/></text:p>
      <text:p text:style-name="P17">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11"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3">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17">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11" loext:marker-style-name="T1"/>
      <text:p text:style-name="P11"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11" loext:marker-style-name="T1"/>
      <text:p text:style-name="No_20_Spacing" loext:marker-style-name="T1"><text:span text:style-name="T1">T6C02 (A)</text:span><text:span text:style-name="T1"/></text:p>
      <text:p text:style-name="No_20_Spacing" loext:marker-style-name="T1"><text:span text:style-name="T1">What is </text:span><text:span text:style-name="T3">component 1 in figure T-1?</text:span></text:p>
      <text:p text:style-name="P17">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11" loext:marker-style-name="T1"/>
      <text:p text:style-name="No_20_Spacing" loext:marker-style-name="T1"><text:span text:style-name="T1">T6C03 (B)</text:span><text:span text:style-name="T1"/></text:p>
      <text:p text:style-name="No_20_Spacing" loext:marker-style-name="T1"><text:span text:style-name="T1">What is </text:span><text:span text:style-name="T3">component 2 in figure T-1?</text:span></text:p>
      <text:p text:style-name="No_20_Spacing" loext:marker-style-name="T1"><text:soft-page-break/><text:span text:style-name="T1">A. Resistor</text:span><text:span text:style-name="T1"/></text:p>
      <text:p text:style-name="P17">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4 (C)</text:span><text:span text:style-name="T1"/></text:p>
      <text:p text:style-name="No_20_Spacing" loext:marker-style-name="T1"><text:span text:style-name="T1">What is </text:span><text:span text:style-name="T3">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17">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5 (D)</text:span><text:span text:style-name="T1"/></text:p>
      <text:p text:style-name="No_20_Spacing" loext:marker-style-name="T1"><text:span text:style-name="T1">What is </text:span><text:span text:style-name="T3">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17">D. Battery</text:p>
      <text:p text:style-name="No_20_Spacing" loext:marker-style-name="T1"><text:span text:style-name="T1">~~</text:span><text:span text:style-name="T1"/></text:p>
      <text:p text:style-name="P11" loext:marker-style-name="T1"/>
      <text:p text:style-name="P11"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11"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3">component 6 in figure T-2?</text:span></text:p>
      <text:p text:style-name="No_20_Spacing" loext:marker-style-name="T1"><text:span text:style-name="T1">A. Resistor</text:span><text:span text:style-name="T1"/></text:p>
      <text:p text:style-name="P17">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7 (D)</text:span><text:span text:style-name="T1"/></text:p>
      <text:p text:style-name="No_20_Spacing" loext:marker-style-name="T1"><text:span text:style-name="T1">What is </text:span><text:span text:style-name="T3">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17">D. Light emitting diode</text:p>
      <text:p text:style-name="No_20_Spacing" loext:marker-style-name="T1"><text:span text:style-name="T1">~~</text:span><text:span text:style-name="T1"/></text:p>
      <text:p text:style-name="P11" loext:marker-style-name="T1"/>
      <text:p text:style-name="No_20_Spacing" loext:marker-style-name="T1"><text:span text:style-name="T1">T6C08 (C)</text:span><text:span text:style-name="T1"/></text:p>
      <text:p text:style-name="P19"><text:span text:style-name="T2">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17">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9 (D)</text:span><text:span text:style-name="T1"/></text:p>
      <text:p text:style-name="No_20_Spacing" loext:marker-style-name="T1"><text:span text:style-name="T1">What is </text:span><text:span text:style-name="T3">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17">D. Transformer</text:p>
      <text:p text:style-name="No_20_Spacing" loext:marker-style-name="T1"><text:span text:style-name="T1">~~</text:span><text:span text:style-name="T1"/></text:p>
      <text:p text:style-name="P11" loext:marker-style-name="T1"/>
      <text:p text:style-name="P11"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11" loext:marker-style-name="T1"/>
      <text:p text:style-name="P11" loext:marker-style-name="T1"/>
      <text:p text:style-name="No_20_Spacing" loext:marker-style-name="T1"><text:span text:style-name="T1">T6C10 (D)</text:span><text:span text:style-name="T1"/></text:p>
      <text:p text:style-name="No_20_Spacing" loext:marker-style-name="T1"><text:span text:style-name="T1">What is </text:span><text:span text:style-name="T3">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17">D. Variable inductor</text:p>
      <text:p text:style-name="No_20_Spacing" loext:marker-style-name="T1"><text:span text:style-name="T1">~~</text:span><text:span text:style-name="T1"/></text:p>
      <text:p text:style-name="P11" loext:marker-style-name="T1"/>
      <text:p text:style-name="No_20_Spacing" loext:marker-style-name="T1"><text:span text:style-name="T1">T6C11 (A)</text:span><text:span text:style-name="T1"/></text:p>
      <text:p text:style-name="No_20_Spacing" loext:marker-style-name="T1"><text:span text:style-name="T1">What is </text:span><text:span text:style-name="T3">component 4 in figure T-3?</text:span></text:p>
      <text:p text:style-name="P17">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3">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17">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11"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3">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2 (A)</text:span><text:span text:style-name="T1"/></text:p>
      <text:p text:style-name="P17">What is a relay?</text:p>
      <text:p text:style-name="P17">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3">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17">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3">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17">C. Meter</text:p>
      <text:p text:style-name="No_20_Spacing" loext:marker-style-name="T1"><text:span text:style-name="T1">D. Rela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5 (A)</text:span><text:span text:style-name="T1"/></text:p>
      <text:p text:style-name="No_20_Spacing" loext:marker-style-name="T1"><text:span text:style-name="T1">What type of circuit </text:span><text:span text:style-name="T3">controls the amount of voltage from a power supply?</text:span></text:p>
      <text:p text:style-name="P17">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3">changes 120 V AC power to a lower AC voltage</text:span><text:span text:style-name="T1"> for other uses?</text:span></text:p>
      <text:p text:style-name="No_20_Spacing" loext:marker-style-name="T1"><text:span text:style-name="T1">A. Variable capacitor</text:span><text:span text:style-name="T1"/></text:p>
      <text:p text:style-name="P17">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3">used as a visual indicator?</text:span></text:p>
      <text:p text:style-name="P17">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3">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17">D. Capacitor</text:p>
      <text:p text:style-name="No_20_Spacing" loext:marker-style-name="T1"><text:span text:style-name="T1">~~</text:span><text:span text:style-name="T1"/></text:p>
      <text:p text:style-name="P11"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3">combines several semiconductors</text:span><text:span text:style-name="T1"> and other components </text:span><text:span text:style-name="T3">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17">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3">a resonant or tuned circuit?</text:span></text:p>
      <text:p text:style-name="P17">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11" loext:marker-style-name="T1"><text:soft-page-break/></text:p>
      <text:p text:style-name="P11"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11"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3">ability of a receiver to detect the presence of a signal?</text:span></text:p>
      <text:p text:style-name="No_20_Spacing" loext:marker-style-name="T1"><text:span text:style-name="T1">A. Linearity</text:span><text:span text:style-name="T1"/></text:p>
      <text:p text:style-name="P17">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2 (A)</text:span><text:span text:style-name="T1"/></text:p>
      <text:p text:style-name="No_20_Spacing" loext:marker-style-name="T1"><text:span text:style-name="T1">What is a </text:span><text:span text:style-name="T3">transceiver?</text:span></text:p>
      <text:p text:style-name="P17">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3">convert a signal from one frequency to another?</text:span></text:p>
      <text:p text:style-name="No_20_Spacing" loext:marker-style-name="T1"><text:span text:style-name="T1">A. Phase splitter</text:span><text:span text:style-name="T1"/></text:p>
      <text:p text:style-name="P17">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3">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17">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3">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17">D. Oscillator</text:p>
      <text:p text:style-name="No_20_Spacing" loext:marker-style-name="T1"><text:span text:style-name="T1">~~</text:span><text:span text:style-name="T1"/></text:p>
      <text:p text:style-name="P11"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3">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17">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3">PTT input?</text:span></text:p>
      <text:p text:style-name="No_20_Spacing" loext:marker-style-name="T1"><text:span text:style-name="T1">A. Input for a key used to send CW</text:span><text:span text:style-name="T1"/></text:p>
      <text:p text:style-name="P17">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3">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17">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3">SSB/CW-FM switch on a VHF power amplifier?</text:span></text:p>
      <text:p text:style-name="No_20_Spacing" loext:marker-style-name="T1"><text:span text:style-name="T1">A. Change the mode of the transmitted signal</text:span><text:span text:style-name="T1"/></text:p>
      <text:p text:style-name="P17">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0 (B)</text:span><text:span text:style-name="T1"/></text:p>
      <text:p text:style-name="No_20_Spacing" loext:marker-style-name="T1"><text:span text:style-name="T1">What device </text:span><text:span text:style-name="T3">increases the transmitted output power</text:span><text:span text:style-name="T1"> from a transceiver?</text:span></text:p>
      <text:p text:style-name="No_20_Spacing" loext:marker-style-name="T1"><text:span text:style-name="T1">A. A voltage divider</text:span><text:span text:style-name="T1"/></text:p>
      <text:p text:style-name="P17">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1 (A)</text:span><text:span text:style-name="T1"/></text:p>
      <text:p text:style-name="P17">Where is an RF preamplifier installed?</text:p>
      <text:p text:style-name="P17">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1"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3">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7">D. Talk farther away from the microphone</text:p>
      <text:p text:style-name="No_20_Spacing" loext:marker-style-name="T1"><text:span text:style-name="T1">~~</text:span><text:span text:style-name="T1"/></text:p>
      <text:p text:style-name="P11"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3">broadcast AM or FM radio to receive an amateur radio transmission unintentionally?</text:span></text:p>
      <text:p text:style-name="P17">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3">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3">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7">D. Ferrite choke</text:p>
      <text:p text:style-name="No_20_Spacing" loext:marker-style-name="T1"><text:span text:style-name="T1">~~</text:span><text:span text:style-name="T1"/></text:p>
      <text:p text:style-name="P11" loext:marker-style-name="T1"/>
      <text:p text:style-name="No_20_Spacing" loext:marker-style-name="T1"><text:span text:style-name="T1">T7B05 (A)</text:span><text:span text:style-name="T1"/></text:p>
      <text:p text:style-name="No_20_Spacing" loext:marker-style-name="T1"><text:span text:style-name="T1">How can </text:span><text:span text:style-name="T3">fundamental overload</text:span><text:span text:style-name="T1"> of a non-amateur radio or TV receiver </text:span><text:span text:style-name="T3">by an amateur signal be reduced or eliminated?</text:span></text:p>
      <text:p text:style-name="P17">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3">if a neighbor tells you that your station’s transmissions are interfering with their radio or TV reception?</text:span></text:p>
      <text:p text:style-name="P17">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3">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7">D. Installing a band-reject filter</text:p>
      <text:p text:style-name="No_20_Spacing" loext:marker-style-name="T1"><text:span text:style-name="T1">~~</text:span><text:span text:style-name="T1"/></text:p>
      <text:p text:style-name="P11"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3">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7">D. Be sure all TV feed line coaxial connectors are installed properly</text:p>
      <text:p text:style-name="No_20_Spacing" loext:marker-style-name="T1"><text:span text:style-name="T1">~~</text:span><text:span text:style-name="T1"/></text:p>
      <text:p text:style-name="P11"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3">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3">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7">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1" loext:marker-style-name="T1"/>
      <text:p text:style-name="No_20_Spacing" loext:marker-style-name="T1"><text:span text:style-name="T1">T7C01 (A)</text:span><text:span text:style-name="T1"/></text:p>
      <text:p text:style-name="No_20_Spacing" loext:marker-style-name="T1"><text:span text:style-name="T1">What is the primary </text:span><text:span text:style-name="T3">purpose of a dummy load?</text:span></text:p>
      <text:p text:style-name="P17">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9"><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7">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7">What does a dummy load consist of?</text:p>
      <text:p text:style-name="No_20_Spacing" loext:marker-style-name="T1"><text:span text:style-name="T1">A. A high-gain amplifier and a TR switch</text:span><text:span text:style-name="T1"/></text:p>
      <text:p text:style-name="P17">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3">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7">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3">Why do most solid-state transmitters reduce output power as SWR increases</text:span><text:span text:style-name="T1"> beyond a certain level?</text:span></text:p>
      <text:p text:style-name="P17">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C06 (D)</text:span><text:span text:style-name="T1"/></text:p>
      <text:p text:style-name="P19"><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7">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3">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7">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3">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7">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3">causes failure of coaxial cables?</text:span></text:p>
      <text:p text:style-name="P17">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3">outer jacket of coaxial cable</text:span><text:span text:style-name="T2"> be </text:span><text:span text:style-name="T3">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7">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3">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7">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3">measure electric potential?</text:span></text:p>
      <text:p text:style-name="No_20_Spacing" loext:marker-style-name="T1"><text:span text:style-name="T1">A. An ammeter</text:span><text:span text:style-name="T1"/></text:p>
      <text:p text:style-name="P17">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3">How is a voltmeter connected</text:span><text:span text:style-name="T1"> to a component to measure applied voltage?</text:span></text:p>
      <text:p text:style-name="No_20_Spacing" loext:marker-style-name="T1"><text:span text:style-name="T1">A. In series</text:span><text:span text:style-name="T1"/></text:p>
      <text:p text:style-name="P17">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3">to measure current, how is a multimeter connected</text:span><text:span text:style-name="T1"> to a component?</text:span></text:p>
      <text:p text:style-name="P17">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3">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7">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3">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7">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3">measurements</text:span><text:span text:style-name="T1"> are </text:span><text:span text:style-name="T3">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7">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3">solder</text:span><text:span text:style-name="T1"> should </text:span><text:span text:style-name="T3">not be used for radio and electronic applications?</text:span></text:p>
      <text:p text:style-name="P17">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3">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7">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3">ohmmeter</text:span><text:span text:style-name="T1"> is </text:span><text:span text:style-name="T3">connected across a large, discharged capacitor?</text:span></text:p>
      <text:p text:style-name="P17">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3">precautions</text:span><text:span text:style-name="T1"> should be taken </text:span><text:span text:style-name="T3">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7">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3">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7">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3">modulation</text:span><text:span text:style-name="T1"> is </text:span><text:span text:style-name="T3">commonly used for VHF packet radio</text:span><text:span text:style-name="T2"> transmissions?</text:span></text:p>
      <text:p text:style-name="P17">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3">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7">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3">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7">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3">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7">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3">sideband</text:span><text:span text:style-name="T2"> is </text:span><text:span text:style-name="T3">normally used for 10 meter HF, VHF, and UHF single-sideband</text:span><text:span text:style-name="T1"> communications?</text:span></text:p>
      <text:p text:style-name="P17">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3">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7">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3">bandwidth of a typical single sideband (SSB) voice signal?</text:span></text:p>
      <text:p text:style-name="No_20_Spacing" loext:marker-style-name="T1"><text:span text:style-name="T1">A. 1 kHz</text:span><text:span text:style-name="T1"/></text:p>
      <text:p text:style-name="P17">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3">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7">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3">approximate bandwidth of AM fast-scan TV</text:span><text:span text:style-name="T1"> transmissions?</text:span></text:p>
      <text:p text:style-name="No_20_Spacing" loext:marker-style-name="T1"><text:span text:style-name="T1">A. More than 10 MHz</text:span><text:span text:style-name="T1"/></text:p>
      <text:p text:style-name="P17">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3">approximate bandwidth required to transmit a CW signal?</text:span></text:p>
      <text:p text:style-name="No_20_Spacing" loext:marker-style-name="T1"><text:span text:style-name="T1">A. 2.4 kHz</text:span><text:span text:style-name="T1"/></text:p>
      <text:p text:style-name="P17">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3">disadvantage of FM compared with single sideband?</text:span></text:p>
      <text:p text:style-name="No_20_Spacing" loext:marker-style-name="T1"><text:span text:style-name="T1">A. Voice quality is poorer</text:span><text:span text:style-name="T1"/></text:p>
      <text:p text:style-name="P17">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3">telemetry information</text:span><text:span text:style-name="T2"> is </text:span><text:span text:style-name="T3">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7">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3">using excessive effective radiated power on a satellite uplink?</text:span></text:p>
      <text:p text:style-name="No_20_Spacing" loext:marker-style-name="T1"><text:span text:style-name="T1">A. Possibility of commanding the satellite to an improper mode</text:span><text:span text:style-name="T1"/></text:p>
      <text:p text:style-name="P17">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3">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3">mode of transmission</text:span><text:span text:style-name="T2"> is </text:span><text:span text:style-name="T3">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7">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7">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3">inputs to a satellite tracking program?</text:span></text:p>
      <text:p text:style-name="No_20_Spacing" loext:marker-style-name="T1"><text:span text:style-name="T1">A. The satellite transmitted power</text:span><text:span text:style-name="T1"/></text:p>
      <text:p text:style-name="P17">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3">Doppler shift in</text:span><text:span text:style-name="T1"> reference to </text:span><text:span text:style-name="T3">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7">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3">a satellite is operating in U/V mode?</text:span></text:p>
      <text:p text:style-name="No_20_Spacing" loext:marker-style-name="T1"><text:span text:style-name="T1">A. The satellite uplink is in the 15 meter band and the downlink is in the 10 meter band</text:span><text:span text:style-name="T1"/></text:p>
      <text:p text:style-name="P17">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3">spin fading of satellite signals?</text:span></text:p>
      <text:p text:style-name="No_20_Spacing" loext:marker-style-name="T1"><text:span text:style-name="T1">A. Circular polarized noise interference radiated from the sun </text:span><text:span text:style-name="T1"/></text:p>
      <text:p text:style-name="P17">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3">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7">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7">Who may receive telemetry from a space station?</text:p>
      <text:p text:style-name="P17">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3">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7">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3">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7">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3">useful for a hidden transmitter hunt?</text:span></text:p>
      <text:p text:style-name="No_20_Spacing" loext:marker-style-name="T1"><text:span text:style-name="T1">A. Calibrated SWR meter</text:span><text:span text:style-name="T1"/></text:p>
      <text:p text:style-name="P17">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3">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7">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3">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7">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3">grid locator?</text:span></text:p>
      <text:p text:style-name="P17">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3">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7">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3">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7">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3">Internet Radio Linking Project (IRLP)?</text:span></text:p>
      <text:p text:style-name="P17">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3">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7">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3">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3">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3">station that connects other amateur stations to the internet?</text:span></text:p>
      <text:p text:style-name="P17">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3">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3">“talkgroup” on a DMR repeater?</text:span></text:p>
      <text:p text:style-name="No_20_Spacing" loext:marker-style-name="T1"><text:span text:style-name="T1">A. A group of operators sharing common interests</text:span><text:span text:style-name="T1"/></text:p>
      <text:p text:style-name="P17">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3">data</text:span><text:span text:style-name="T1"> can be </text:span><text:span text:style-name="T3">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3">"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7">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3">application of APRS?</text:span></text:p>
      <text:p text:style-name="P17">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3">"PSK"</text:span><text:span text:style-name="T1"> mean?</text:span></text:p>
      <text:p text:style-name="No_20_Spacing" loext:marker-style-name="T1"><text:span text:style-name="T1">A. Pulse Shift Keying</text:span><text:span text:style-name="T1"/></text:p>
      <text:p text:style-name="P17">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3">describes DMR?</text:span></text:p>
      <text:p text:style-name="P17">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3">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3">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3">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7">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3">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3">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7"><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3">amateur radio </text:span><text:span text:style-name="T10">mesh</text:span><text:span text:style-name="T3"> network?</text:span></text:p>
      <text:p text:style-name="P17">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3">FT8?</text:span></text:p>
      <text:p text:style-name="No_20_Spacing" loext:marker-style-name="T1"><text:span text:style-name="T1">A. A wideband FM voice mode</text:span><text:span text:style-name="T1"/></text:p>
      <text:p text:style-name="P17">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3">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7">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20"><text:span text:style-name="T1">Which of the following describes a type of </text:span><text:span text:style-name="T3">antenna loading?</text:span></text:p>
      <text:p text:style-name="P17">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3">dipole oriented parallel to Earth</text:span><text:span text:style-name="T1">'s surface?</text:span></text:p>
      <text:p text:style-name="No_20_Spacing" loext:marker-style-name="T1"><text:span text:style-name="T1">A. A ground-wave antenna</text:span><text:span text:style-name="T1"/></text:p>
      <text:p text:style-name="P17">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3">disadvantage of the short, flexible antenna</text:span><text:span text:style-name="T1"> supplied with most handheld radio transceivers, compared to a full-sized quarter-wave antenna?</text:span></text:p>
      <text:p text:style-name="P17">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3">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7">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3">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3">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3">disadvantage of using a handheld</text:span><text:span text:style-name="T1"> VHF transceiver with a flexible antenna </text:span><text:span text:style-name="T3">inside a vehicle?</text:span></text:p>
      <text:p text:style-name="P17">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3">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7">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7">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3">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7">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3">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7">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3">advantage of a 5/8 wavelength whip antenna</text:span><text:span text:style-name="T1"> for VHF or UHF mobile service?</text:span></text:p>
      <text:p text:style-name="P17">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7"><text:bookmark-start text:name="_Hlk71108822"/>What is a benefit of low SWR?</text:p>
      <text:p text:style-name="No_20_Spacing" loext:marker-style-name="T1"><text:span text:style-name="T1">A. Reduced television interference </text:span><text:span text:style-name="T1"/></text:p>
      <text:p text:style-name="P17">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3">common impedance of coaxial cables used in amateur radio?</text:span></text:p>
      <text:p text:style-name="No_20_Spacing" loext:marker-style-name="T1"><text:span text:style-name="T1">A. 8 ohms</text:span><text:span text:style-name="T1"/></text:p>
      <text:p text:style-name="P17">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3">Why is coaxial cable the most common</text:span><text:span text:style-name="T1"> feed line for amateur radio antenna systems?</text:span></text:p>
      <text:p text:style-name="P17">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3">function of an antenna tuner</text:span><text:span text:style-name="T1"> (antenna coupler)?</text:span></text:p>
      <text:p text:style-name="P17">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3">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7">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3">RF connector types is most suitable for frequencies above 400 MHz?</text:span></text:p>
      <text:p text:style-name="No_20_Spacing" loext:marker-style-name="T1"><text:span text:style-name="T1">A. UHF (PL-259/SO-239)</text:span><text:span text:style-name="T1"/></text:p>
      <text:p text:style-name="P17">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3">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7">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3">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3">cause erratic changes in SWR?</text:span></text:p>
      <text:p text:style-name="No_20_Spacing" loext:marker-style-name="T1"><text:span text:style-name="T1">A. Local thunderstorm</text:span><text:span text:style-name="T1"/></text:p>
      <text:p text:style-name="P17">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3">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7">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3">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7">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3">(SWR)?</text:span></text:p>
      <text:p text:style-name="P17">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3">safety hazard of a 12-volt storage battery?</text:span></text:p>
      <text:p text:style-name="No_20_Spacing" loext:marker-style-name="T1"><text:span text:style-name="T1">A. Touching both terminals with the hands can cause electrical shock</text:span><text:span text:style-name="T1"/></text:p>
      <text:p text:style-name="P17">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3">health hazard</text:span><text:span text:style-name="T2"> is presented by </text:span><text:span text:style-name="T3">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3">United States</text:span><text:span text:style-name="T1">, what circuit does </text:span><text:span text:style-name="T3">black wire insulation</text:span><text:span text:style-name="T1"> indicate in a three-wire </text:span><text:span text:style-name="T3">120 V cable?</text:span></text:p>
      <text:p text:style-name="No_20_Spacing" loext:marker-style-name="T1"><text:span text:style-name="T1">A. Neutral</text:span><text:span text:style-name="T1"/></text:p>
      <text:p text:style-name="P17">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3">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7">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3">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7">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3">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3">Where</text:span><text:span text:style-name="T1"> should a </text:span><text:span text:style-name="T3">lightning arrester</text:span><text:span text:style-name="T1"> be installed in a coaxial </text:span><text:span text:style-name="T3">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7">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3">fuse or circuit breaker</text:span><text:span text:style-name="T1"> be installed in a </text:span><text:span text:style-name="T3">120V AC power circuit?</text:span></text:p>
      <text:p text:style-name="P17">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3">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7">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3">charging or discharging a battery too quickly?</text:span></text:p>
      <text:p text:style-name="P17">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3">hazard</text:span><text:span text:style-name="T1"> exists in a </text:span><text:span text:style-name="T3">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7">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3">precautions</text:span><text:span text:style-name="T1"> should be taken when </text:span><text:span text:style-name="T3">measuring high voltages</text:span><text:span text:style-name="T1"> with a voltmeter?</text:span></text:p>
      <text:p text:style-name="No_20_Spacing" loext:marker-style-name="T1"><text:span text:style-name="T1">A. Ensure that the voltmeter has very low impedance</text:span><text:span text:style-name="T1"/></text:p>
      <text:p text:style-name="P17">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3">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7">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3">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3">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7">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3">safety precaution</text:span><text:span text:style-name="T1"> to observe </text:span><text:span text:style-name="T3">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7">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3">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7">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3">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7">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3">safety rule</text:span><text:span text:style-name="T1"> to remember when using a </text:span><text:span text:style-name="T3">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7">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3">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7">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3">Why</text:span><text:span text:style-name="T1"> should you </text:span><text:span text:style-name="T3">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7">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3">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7">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3">grounding requirements for an amateur radio tower or antenna?</text:span></text:p>
      <text:p text:style-name="No_20_Spacing" loext:marker-style-name="T1"><text:span text:style-name="T1">A. FCC Part 97 rules</text:span><text:span text:style-name="T1"/></text:p>
      <text:p text:style-name="P17">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3">radiation</text:span><text:span text:style-name="T1"> are </text:span><text:span text:style-name="T3">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7">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3">frequencies</text:span><text:span text:style-name="T1"> does </text:span><text:span text:style-name="T3">maximum permissible exposure</text:span><text:span text:style-name="T1"> have the </text:span><text:span text:style-name="T3">lowest value?</text:span></text:p>
      <text:p text:style-name="No_20_Spacing" loext:marker-style-name="T1"><text:span text:style-name="T1">A. 3.5 MHz</text:span><text:span text:style-name="T1"/></text:p>
      <text:p text:style-name="P17">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3">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7">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3">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7">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7">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3">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3">hazard</text:span><text:span text:style-name="T1"> is created by </text:span><text:span text:style-name="T3">touching an antenna during a transmission?</text:span></text:p>
      <text:p text:style-name="No_20_Spacing" loext:marker-style-name="T1"><text:span text:style-name="T1">A. Electrocution </text:span><text:span text:style-name="T1"/></text:p>
      <text:p text:style-name="P17">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3">reduce exposure to RF radiation?</text:span></text:p>
      <text:p text:style-name="P17">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3">make sure your station stays in compliance with RF safety regulations?</text:span></text:p>
      <text:p text:style-name="No_20_Spacing" loext:marker-style-name="T1"><text:span text:style-name="T1">A. By informing the FCC of any changes made in your station</text:span><text:span text:style-name="T1"/></text:p>
      <text:p text:style-name="P17">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3">Why is duty cycle one of the factors used to determine safe RF radiation exposure</text:span><text:span text:style-name="T1"> levels?</text:span></text:p>
      <text:p text:style-name="P17">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3">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7">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3">How does RF radiation differ from</text:span><text:span text:style-name="T1"> ionizing radiation (</text:span><text:span text:style-name="T3">radioactivity</text:span><text:span text:style-name="T1">)?</text:span></text:p>
      <text:p text:style-name="P17">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3">responsible for ensuring that no person is exposed to RF energy above the FCC exposure limits?</text:span></text:p>
      <text:p text:style-name="No_20_Spacing" loext:marker-style-name="T1"><text:span text:style-name="T1">A. The FCC</text:span><text:span text:style-name="T1"/></text:p>
      <text:p text:style-name="P17">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21"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11"><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2</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19</meta:editing-cycles>
    <meta:print-date>2025-04-19T17:48:49.393355600</meta:print-date>
    <meta:creation-date>2022-02-28T18:06:00</meta:creation-date>
    <dc:date>2025-04-19T17:55:38.564186000</dc:date>
    <meta:editing-duration>P5DT7H4M45S</meta:editing-duration>
    <meta:generator>LibreOffice/25.2.2.2$Windows_X86_64 LibreOffice_project/7370d4be9e3cf6031a51beef54ff3bda878e3fac</meta:generator>
    <meta:printed-by>PDF files</meta:printed-by>
    <meta:document-statistic meta:table-count="0" meta:image-count="6" meta:object-count="0" meta:page-count="122" meta:paragraph-count="2292" meta:word-count="18741" meta:character-count="108896" meta:non-whitespace-character-count="92283"/>
    <meta:user-defined meta:name="AppVersion">16.0000</meta:user-defined>
    <meta:template xlink:type="simple" xlink:actuate="onRequest" xlink:title="Normal" xlink:href=""/>
  </office:meta>
</office:document-meta>
</file>